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njaliOldLipi" svg:font-family="AnjaliOldLipi"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08ba" officeooo:paragraph-rsid="001008ba"/>
    </style:style>
    <style:style style:name="P2" style:family="paragraph" style:parent-style-name="Standard">
      <style:text-properties officeooo:paragraph-rsid="0011180b"/>
    </style:style>
    <style:style style:name="P3" style:family="paragraph" style:parent-style-name="Standard">
      <style:paragraph-properties fo:text-align="justify" style:justify-single-word="false"/>
      <style:text-properties officeooo:rsid="0016d4b6" officeooo:paragraph-rsid="0016d4b6"/>
    </style:style>
    <style:style style:name="P4" style:family="paragraph" style:parent-style-name="Standard">
      <style:text-properties officeooo:rsid="001825c4" officeooo:paragraph-rsid="001825c4"/>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6d4b6"/>
    </style:style>
    <style:style style:name="P7" style:family="paragraph" style:parent-style-name="Standard">
      <style:text-properties officeooo:rsid="0018ce01" officeooo:paragraph-rsid="0018ce01"/>
    </style:style>
    <style:style style:name="P8" style:family="paragraph" style:parent-style-name="Standard">
      <style:text-properties officeooo:rsid="001b65ee" officeooo:paragraph-rsid="001b65ee"/>
    </style:style>
    <style:style style:name="P9" style:family="paragraph" style:parent-style-name="Standard">
      <style:text-properties officeooo:rsid="001cb1c5" officeooo:paragraph-rsid="001cb1c5"/>
    </style:style>
    <style:style style:name="P10" style:family="paragraph" style:parent-style-name="Standard">
      <style:text-properties officeooo:rsid="001dcdaa" officeooo:paragraph-rsid="001dcdaa"/>
    </style:style>
    <style:style style:name="P11" style:family="paragraph" style:parent-style-name="Standard">
      <style:text-properties officeooo:rsid="001f6c53" officeooo:paragraph-rsid="001f6c53"/>
    </style:style>
    <style:style style:name="P12" style:family="paragraph" style:parent-style-name="Standard">
      <style:text-properties officeooo:rsid="0020427b" officeooo:paragraph-rsid="0020427b"/>
    </style:style>
    <style:style style:name="P13" style:family="paragraph" style:parent-style-name="Standard">
      <style:paragraph-properties fo:text-align="end" style:justify-single-word="false"/>
      <style:text-properties fo:font-weight="bold" officeooo:rsid="000f2945" officeooo:paragraph-rsid="000f2945" style:font-weight-asian="bold" style:font-weight-complex="bold"/>
    </style:style>
    <style:style style:name="P14" style:family="paragraph" style:parent-style-name="Standard">
      <style:text-properties officeooo:rsid="00247330" officeooo:paragraph-rsid="00247330"/>
    </style:style>
    <style:style style:name="P15" style:family="paragraph" style:parent-style-name="Text_20_body">
      <style:text-properties officeooo:rsid="001b65ee" officeooo:paragraph-rsid="001b65ee"/>
    </style:style>
    <style:style style:name="P16" style:family="paragraph" style:parent-style-name="Standard">
      <style:paragraph-properties fo:margin-top="0.0398in" fo:margin-bottom="0.0398in" loext:contextual-spacing="false"/>
      <style:text-properties officeooo:rsid="00264544" officeooo:paragraph-rsid="00264544"/>
    </style:style>
    <style:style style:name="P17" style:family="paragraph" style:parent-style-name="Standard">
      <style:paragraph-properties fo:margin-top="0.0398in" fo:margin-bottom="0.0398in" loext:contextual-spacing="false"/>
      <style:text-properties officeooo:rsid="0018ce01" officeooo:paragraph-rsid="0018ce01"/>
    </style:style>
    <style:style style:name="P18" style:family="paragraph" style:parent-style-name="Heading_20_3">
      <style:text-properties style:font-name="Liberation Sans" fo:font-size="14.1000003814697pt" fo:font-weight="bold" officeooo:rsid="001f6c53" officeooo:paragraph-rsid="001f6c53" style:font-name-asian="Noto Sans CJK SC" style:font-size-asian="14.1000003814697pt" style:font-weight-asian="bold" style:font-name-complex="Lohit Devanagari" style:font-size-complex="14.1000003814697pt" style:font-weight-complex="bold"/>
    </style:style>
    <style:style style:name="P19" style:family="paragraph" style:parent-style-name="Heading_20_3">
      <style:text-properties officeooo:paragraph-rsid="002f33c5"/>
    </style:style>
    <style:style style:name="P20" style:family="paragraph" style:parent-style-name="Standard" style:list-style-name="L1">
      <style:text-properties fo:language="es" fo:country="ES" officeooo:rsid="001825c4" officeooo:paragraph-rsid="001825c4"/>
    </style:style>
    <style:style style:name="P21" style:family="paragraph" style:parent-style-name="Standard" style:list-style-name="L1">
      <style:text-properties officeooo:rsid="001825c4" officeooo:paragraph-rsid="001825c4"/>
    </style:style>
    <style:style style:name="P22" style:family="paragraph" style:parent-style-name="Standard" style:list-style-name="L2">
      <style:text-properties officeooo:rsid="00247330" officeooo:paragraph-rsid="00247330"/>
    </style:style>
    <style:style style:name="P23" style:family="paragraph" style:parent-style-name="Standard" style:list-style-name="L2">
      <style:text-properties officeooo:rsid="0028a22f" officeooo:paragraph-rsid="0028a22f"/>
    </style:style>
    <style:style style:name="P24" style:family="paragraph" style:parent-style-name="Standard">
      <style:text-properties officeooo:rsid="0018ce01" officeooo:paragraph-rsid="0018ce01"/>
    </style:style>
    <style:style style:name="P25" style:family="paragraph" style:parent-style-name="Standard">
      <style:text-properties officeooo:rsid="002f33c5" officeooo:paragraph-rsid="002f33c5"/>
    </style:style>
    <style:style style:name="P26" style:family="paragraph">
      <loext:graphic-properties draw:fill="none" draw:fill-color="#ffffff"/>
      <style:paragraph-properties style:writing-mode="lr-tb"/>
      <style:text-properties fo:font-size="12pt" style:font-size-asian="10pt" style:font-size-complex="10pt"/>
    </style:style>
    <style:style style:name="P27" style:family="paragraph">
      <loext:graphic-properties draw:fill="none" draw:fill-color="#ffffff"/>
      <style:paragraph-properties style:writing-mode="lr-tb"/>
      <style:text-properties style:font-name="AnjaliOldLipi" fo:font-size="10pt" style:font-size-asian="10pt" style:font-size-complex="10pt"/>
    </style:style>
    <style:style style:name="P28" style:family="paragraph">
      <style:paragraph-properties fo:text-align="end"/>
    </style:style>
    <style:style style:name="P29" style:family="paragraph">
      <loext:graphic-properties draw:fill="none" draw:fill-color="#ffffff"/>
      <style:paragraph-properties fo:text-align="end" style:writing-mode="lr-tb"/>
      <style:text-properties fo:font-size="20pt" style:font-size-asian="20pt" style:font-size-complex="20pt"/>
    </style:style>
    <style:style style:name="P30" style:family="paragraph">
      <loext:graphic-properties draw:fill="none" draw:fill-color="#ffffff"/>
      <style:paragraph-properties fo:text-align="end" style:writing-mode="lr-tb"/>
    </style:style>
    <style:style style:name="P31" style:family="paragraph">
      <style:paragraph-properties fo:text-align="center"/>
      <style:text-properties fo:font-size="12pt"/>
    </style:style>
    <style:style style:name="P32" style:family="paragraph">
      <style:paragraph-properties fo:text-align="center"/>
    </style:style>
    <style:style style:name="T1" style:family="text">
      <style:text-properties officeooo:rsid="0016d4b6"/>
    </style:style>
    <style:style style:name="T2" style:family="text">
      <style:text-properties fo:language="es" fo:country="ES"/>
    </style:style>
    <style:style style:name="T3" style:family="text">
      <style:text-properties fo:language="es" fo:country="ES" officeooo:rsid="0016d4b6"/>
    </style:style>
    <style:style style:name="T4" style:family="text">
      <style:text-properties fo:language="es" fo:country="ES" officeooo:rsid="00187d07"/>
    </style:style>
    <style:style style:name="T5" style:family="text">
      <style:text-properties style:font-name="Liberation Serif" fo:font-size="14pt" fo:font-style="normal" fo:font-weight="normal" style:font-size-asian="14pt" style:font-style-asian="normal" style:font-weight-asian="normal"/>
    </style:style>
    <style:style style:name="T6" style:family="text">
      <style:text-properties style:font-name="Liberation Serif" fo:font-size="14pt" fo:font-style="normal" fo:font-weight="normal" officeooo:rsid="00182dbd" style:font-size-asian="14pt" style:font-style-asian="normal" style:font-weight-asian="normal"/>
    </style:style>
    <style:style style:name="T7" style:family="text">
      <style:text-properties style:font-name="Liberation Serif" fo:font-size="14pt" style:font-size-asian="14pt"/>
    </style:style>
    <style:style style:name="T8" style:family="text">
      <style:text-properties officeooo:rsid="00248f4c"/>
    </style:style>
    <style:style style:name="T9" style:family="text">
      <style:text-properties officeooo:rsid="0028a22f"/>
    </style:style>
    <style:style style:name="T10" style:family="text">
      <style:text-properties style:font-name="AnjaliOldLipi" fo:font-size="10pt" style:font-size-asian="10pt" style:font-size-complex="10pt"/>
    </style:style>
    <style:style style:name="T11" style:family="text">
      <style:text-properties fo:font-size="20pt" fo:font-weight="bold" style:font-size-asian="20pt" style:font-weight-asian="bold" style:font-size-complex="20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none" draw:fill-color="#ffffff" fo:min-height="1.1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none" draw:fill-color="#ffffff" fo:min-height="2.97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fo:min-height="4.8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none" draw:fill-color="#ffffff" fo:min-height="0.5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none" draw:fill-color="#ffffff" fo:min-height="2.45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none" draw:fill-color="#ffffff" fo:min-height="2.7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color="#000000" draw:fill="none" draw:fill-color="#ffffff" fo:min-height="3.16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color="#000000" draw:fill="none" draw:fill-color="#ffffff" fo:min-height="1.4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none" draw:fill-color="#ffffff" fo:min-height="1.3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none" draw:fill-color="#ffffff" fo:min-height="0.93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color="#000000" draw:fill="none" draw:fill-color="#ffffff" fo:min-height="0.74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color="#000000" draw:fill="none" draw:fill-color="#ffffff" fo:min-height="0.3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color="#000000" draw:fill="none" draw:fill-color="#ffffff" fo:min-height="1.6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color="#000000" draw:fill="none" draw:fill-color="#ffffff" fo:min-height="0.37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line text:anchor-type="paragraph" draw:z-index="0" draw:name="Forma1" draw:style-name="gr17" draw:text-style-name="P32" svg:x1="0.0634in" svg:y1="2.0098in" svg:x2="6.6606in" svg:y2="2.0098in"><text:p/></draw:line></text:p>
      <text:p text:style-name="P2"><draw:line text:anchor-type="paragraph" draw:z-index="2" draw:name="Forma1_0" draw:style-name="gr17" draw:text-style-name="P31" svg:x1="0.0512in" svg:y1="2.6555in" svg:x2="6.6492in" svg:y2="2.6555in"><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 draw:name="Forma2" draw:style-name="gr15" draw:text-style-name="P29" svg:width="5.5925in" svg:height="0.3303in" svg:x="0.8047in" svg:y="0.1in"><draw:text-box><text:p text:style-name="P28"><text:span text:style-name="T11">Guía de Instalación Geonode Desarrollo</text:span></text:p></draw:text-box></draw:frame></text:p>
      <text:p text:style-name="Standard"/>
      <text:p text:style-name="Standard"/>
      <text:p text:style-name="Standard"/>
      <text:p text:style-name="Standard"><draw:frame text:anchor-type="paragraph" draw:z-index="3" draw:name="Forma3" draw:style-name="gr16" draw:text-style-name="P30" svg:width="3.0031in" svg:height="0.3843in" svg:x="3.4193in" svg:y="0.0437in"><draw:text-box><text:p text:style-name="P28">Versión 3.3.X</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4" draw:name="Forma2_1" draw:style-name="gr15" draw:text-style-name="P29" svg:width="2.1689in" svg:height="0.3303in" svg:x="4.3118in" svg:y="0.0752in"><draw:text-box><text:p text:style-name="P28"><text:span text:style-name="T11">CIDIS - ESPOL</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17 de marzo de 2022</text:p>
      <text:h text:style-name="Heading_20_1" text:outline-level="1"><text:soft-page-break/>Qué es Geonode?</text:h>
      <text:p text:style-name="P3">Geonode es un sistema de gestión de contenido geoespacial, una plataforma de software libre <text:s/>fácil de utilizar que permite además la gestión de usuarios y la creación de mapas de manera interactiva.</text:p>
      <text:p text:style-name="P3"/>
      <text:p text:style-name="P6"><text:span text:style-name="T1">Geonode es un proyecto que forma parte de </text:span><text:bookmark text:name="tw-target-text"/><text:span text:style-name="T2">La Fundación Geoespacial de Código Abierto </text:span><text:span text:style-name="T3">(OSGEO) que agrupa proyectos de software libre destinados a trabajar con información geoespacial.</text:span></text:p>
      <text:h text:style-name="Heading_20_1" text:outline-level="1">Componentes</text:h>
      <text:list xml:id="list408615083" text:style-name="L1">
        <text:list-item>
          <text:p text:style-name="P20">Geoserver</text:p>
        </text:list-item>
        <text:list-item>
          <text:p text:style-name="P20">Pycsw</text:p>
        </text:list-item>
        <text:list-item>
          <text:p text:style-name="P21"><text:span text:style-name="T4">Postgres - </text:span><text:span text:style-name="T2">Postgis</text:span></text:p>
        </text:list-item>
        <text:list-item>
          <text:p text:style-name="P20">Mapstore</text:p>
          <text:p text:style-name="P20"/>
        </text:list-item>
      </text:list>
      <text:h text:style-name="Heading_20_1" text:outline-level="1">Instalación</text:h>
      <text:p text:style-name="P5"><text:span text:style-name="T5">Esta guía de instalación esta realizada para el desarrollo </text:span><text:span text:style-name="T6">en </text:span><text:span text:style-name="T5">Ubuntu 20.04 LTS para </text:span><text:span text:style-name="T7">sistemas operativos diferentes se recomienda revisar la documentación oficial.</text:span></text:p>
      <text:p text:style-name="Standard"/>
      <text:h text:style-name="Heading_20_3" text:outline-level="3">Dependencias</text:h>
      <text:p text:style-name="P4"><draw:frame text:anchor-type="paragraph" draw:z-index="5" draw:name="Forma4" draw:style-name="gr14" draw:text-style-name="P27" svg:width="6.5835in" svg:height="0.3732in" svg:x="0.1799in" svg:y="0.0736in"><draw:text-box><text:p><text:span text:style-name="T10"><text:s/></text:span><text:span text:style-name="T10">$ sudo add-apt-repository ppa:ubuntugis/ppa</text:span></text:p><text:p><text:span text:style-name="T10"><text:s/></text:span><text:span text:style-name="T10">$ sudo apt update -y</text:span></text:p></draw:text-box></draw:frame></text:p>
      <text:p text:style-name="P1"/>
      <text:p text:style-name="P1"/>
      <text:p text:style-name="P1"/>
      <text:h text:style-name="Heading_20_3" text:outline-level="3">Paquetes Geonode Core</text:h>
      <text:p text:style-name="P7"><draw:frame text:anchor-type="paragraph" draw:z-index="6" draw:name="Forma4_0" draw:style-name="gr13" draw:text-style-name="P27" svg:width="6.5941in" svg:height="1.676in" svg:x="0.1799in" svg:y="0.0827in"><draw:text-box><text:p><text:span text:style-name="T10"><text:s/></text:span><text:span text:style-name="T10">$ sudo apt install -y --allow-downgrades build-essential \</text:span></text:p><text:p><text:span text:style-name="T10"><text:s text:c="4"/></text:span><text:span text:style-name="T10">python3-gdal=3.3.2+dfsg-2~focal2 gdal-bin=3.3.2+dfsg-2~focal2 libgdal-dev=3.3.2+dfsg-2~focal2 \</text:span></text:p><text:p><text:span text:style-name="T10"><text:s text:c="4"/></text:span><text:span text:style-name="T10">python3.8-dev python3.8-venv virtualenvwrapper \</text:span></text:p><text:p><text:span text:style-name="T10"><text:s text:c="4"/></text:span><text:span text:style-name="T10">libxml2 libxml2-dev gettext libmemcached-dev zlib1g-dev \</text:span></text:p><text:p><text:span text:style-name="T10"><text:s text:c="4"/></text:span><text:span text:style-name="T10">libxslt1-dev libjpeg-dev libpng-dev libpq-dev \</text:span></text:p><text:p><text:span text:style-name="T10"><text:s text:c="4"/></text:span><text:span text:style-name="T10">software-properties-common build-essential \</text:span></text:p><text:p><text:span text:style-name="T10"><text:s text:c="4"/></text:span><text:span text:style-name="T10">git unzip gcc zlib1g-dev libgeos-dev libproj-dev \</text:span></text:p><text:p><text:span text:style-name="T10"><text:s text:c="4"/></text:span><text:span text:style-name="T10">sqlite3 spatialite-bin libsqlite3-mod-spatialite libsqlite3-dev</text:span></text:p></draw:text-box></draw:frame></text:p>
      <text:p text:style-name="P7"/>
      <text:p text:style-name="P7"/>
      <text:p text:style-name="P7"/>
      <text:p text:style-name="P7"/>
      <text:p text:style-name="P7"/>
      <text:p text:style-name="P7"/>
      <text:p text:style-name="P7"/>
      <text:p text:style-name="P7"/>
      <text:p text:style-name="P7"><draw:frame text:anchor-type="paragraph" draw:z-index="7" draw:name="Forma4_1" draw:style-name="gr4" draw:text-style-name="P26" svg:width="6.5835in" svg:height="0.5594in" svg:x="0.1799in" svg:y="0.1807in"><draw:text-box><text:p><text:span text:style-name="T10"><text:s/></text:span><text:span text:style-name="T10"># Install Openjdk</text:span></text:p><text:p><text:span text:style-name="T10"><text:s/></text:span><text:span text:style-name="T10">$ sudo apt install openjdk-8-jdk-headless default-jdk-headless -y</text:span></text:p><text:p><text:span text:style-name="T10"><text:s/></text:span><text:span text:style-name="T10">$ sudo update-java-alternatives --jre-headless --jre --set java-1.8.0-openjdk-amd64</text:span></text:p></draw:text-box></draw:frame></text:p>
      <text:p text:style-name="P7"/>
      <text:p text:style-name="P7"/>
      <text:p text:style-name="P7"/>
      <text:p text:style-name="P7"><draw:frame text:anchor-type="paragraph" draw:z-index="8" draw:name="Forma4_2" draw:style-name="gr4" draw:text-style-name="P26" svg:width="6.5835in" svg:height="0.5594in" svg:x="0.1799in" svg:y="0.0555in"><draw:text-box><text:p><text:span text:style-name="T10"><text:s/></text:span><text:span text:style-name="T10"># Verify GDAL version</text:span></text:p><text:p><text:span text:style-name="T10"><text:s/></text:span><text:span text:style-name="T10">$ gdalinfo --version</text:span></text:p><text:p><text:span text:style-name="T10"><text:s text:c="2"/></text:span><text:span text:style-name="T10"><text:tab/></text:span><text:span text:style-name="T10">$&gt; GDAL 3.3.2, released 2021/09/01</text:span></text:p></draw:text-box></draw:frame></text:p>
      <text:p text:style-name="P7"/>
      <text:p text:style-name="P7"/>
      <text:p text:style-name="P7"><draw:frame text:anchor-type="paragraph" draw:z-index="9" draw:name="Forma4_3" draw:style-name="gr4" draw:text-style-name="P26" svg:width="6.5835in" svg:height="0.5594in" svg:x="0.1799in" svg:y="0.1453in"><draw:text-box><text:p><text:span text:style-name="T10"><text:s/></text:span><text:span text:style-name="T10"># Verify Python version</text:span></text:p><text:p><text:span text:style-name="T10"><text:s/></text:span><text:span text:style-name="T10">$ python3.8 --version</text:span></text:p><text:p><text:span text:style-name="T10"><text:s text:c="2"/></text:span><text:span text:style-name="T10"><text:tab/></text:span><text:span text:style-name="T10">$&gt; Python 3.8.10</text:span></text:p></draw:text-box></draw:frame></text:p>
      <text:p text:style-name="P7"/>
      <text:p text:style-name="P7"/>
      <text:p text:style-name="P7"/>
      <text:p text:style-name="P7"/>
      <text:p text:style-name="P7"/>
      <text:p text:style-name="P7"><text:soft-page-break/></text:p>
      <text:p text:style-name="P7"><draw:frame text:anchor-type="paragraph" draw:z-index="10" draw:name="Forma4_5" draw:style-name="gr4" draw:text-style-name="P26" svg:width="6.5835in" svg:height="0.5594in" svg:x="0.1252in" svg:y="0.0319in"><draw:text-box><text:p><text:span text:style-name="T10"><text:s/></text:span><text:span text:style-name="T10"># Python path</text:span></text:p><text:p><text:span text:style-name="T10"><text:s/></text:span><text:span text:style-name="T10">$ which python3.8</text:span></text:p><text:p><text:span text:style-name="T10"><text:s text:c="2"/></text:span><text:span text:style-name="T10"><text:tab/></text:span><text:span text:style-name="T10">$&gt; /usr/bin/python3.8</text:span></text:p></draw:text-box></draw:frame></text:p>
      <text:p text:style-name="P7"/>
      <text:p text:style-name="P7"/>
      <text:p text:style-name="P7"><draw:frame text:anchor-type="paragraph" draw:z-index="11" draw:name="Forma4_4" draw:style-name="gr4" draw:text-style-name="P26" svg:width="6.5835in" svg:height="0.5594in" svg:x="0.1252in" svg:y="0.1402in"><draw:text-box><text:p><text:span text:style-name="T10"><text:s/></text:span><text:span text:style-name="T10"># Verify Java version</text:span></text:p><text:p><text:span text:style-name="T10"><text:s/></text:span><text:span text:style-name="T10">$ java -version</text:span></text:p><text:p><text:span text:style-name="T10"><text:s text:c="2"/></text:span><text:span text:style-name="T10"><text:tab/></text:span><text:span text:style-name="T10">$&gt; openjdk version "1.8.0_315"</text:span></text:p></draw:text-box></draw:frame></text:p>
      <text:p text:style-name="P7"/>
      <text:p text:style-name="P7"/>
      <text:p text:style-name="P7"/>
      <text:p text:style-name="P7"><draw:frame text:anchor-type="paragraph" draw:z-index="12" draw:name="Forma4_6" draw:style-name="gr12" draw:text-style-name="P26" svg:width="6.5835in" svg:height="0.3878in" svg:x="0.1252in" svg:y="0.0673in"><draw:text-box><text:p><text:span text:style-name="T10"><text:s/></text:span><text:span text:style-name="T10"># Cleanup the packages</text:span></text:p><text:p><text:span text:style-name="T10"><text:s/></text:span><text:span text:style-name="T10">$ sudo apt update -y; sudo apt autoremove --purge</text:span></text:p></draw:text-box></draw:frame></text:p>
      <text:p text:style-name="P7"/>
      <text:p text:style-name="P7"/>
      <text:p text:style-name="P7"/>
      <text:h text:style-name="Heading_20_3" text:outline-level="3">Entorno Virtual</text:h>
      <text:p text:style-name="P15">El entorno virtual solo se debe crear la primera vez en caso de no contar con un entorno virtual, además se utiliza el editor de archivos “nano” pero puede hacer uso del editor de su elección.</text:p>
      <text:p text:style-name="P8"><draw:frame text:anchor-type="paragraph" draw:z-index="13" draw:name="Forma4_7" draw:style-name="gr11" draw:text-style-name="P26" svg:width="6.5835in" svg:height="0.7453in" svg:x="0.1252in" svg:y="0.1402in"><draw:text-box><text:p><text:span text:style-name="T10"><text:s/></text:span><text:span text:style-name="T10"># Create the Geo Virtual Environment (first time only)</text:span></text:p><text:p><text:span text:style-name="T10"><text:s/></text:span><text:span text:style-name="T10">$ export WORKON_HOME=~/.virtualenvs</text:span></text:p><text:p><text:span text:style-name="T10"><text:s/></text:span><text:span text:style-name="T10">$ source /usr/share/virtualenvwrapper/virtualenvwrapper.sh</text:span></text:p><text:p><text:span text:style-name="T10"><text:s/></text:span><text:span text:style-name="T10">$ mkvirtualenv --python=/usr/bin/python3.8 geo <text:s/># Use the python path from above</text:span></text:p></draw:text-box></draw:frame></text:p>
      <text:p text:style-name="P8"/>
      <text:p text:style-name="P8"/>
      <text:p text:style-name="P8"/>
      <text:p text:style-name="P8"/>
      <text:p text:style-name="P8"><draw:frame text:anchor-type="paragraph" draw:z-index="14" draw:name="Forma4_8" draw:style-name="gr4" draw:text-style-name="P26" svg:width="6.5835in" svg:height="0.5594in" svg:x="0.1252in" svg:y="0.0209in"><draw:text-box><text:p><text:span text:style-name="T10"><text:s/></text:span><text:span text:style-name="T10">#The next time you need to access the Virtual Environment just run</text:span></text:p><text:p><text:span text:style-name="T10"><text:s/></text:span><text:span text:style-name="T10">$ source /usr/share/virtualenvwrapper/virtualenvwrapper.sh</text:span></text:p><text:p><text:span text:style-name="T10"><text:s/></text:span><text:span text:style-name="T10">$ workon geo</text:span></text:p></draw:text-box></draw:frame></text:p>
      <text:p text:style-name="P8"/>
      <text:p text:style-name="P8"/>
      <text:p text:style-name="P8"><draw:frame text:anchor-type="paragraph" draw:z-index="15" draw:name="Forma4_9" draw:style-name="gr10" draw:text-style-name="P26" svg:width="6.5843in" svg:height="0.9323in" svg:x="0.1252in" svg:y="0.078in"><draw:text-box><text:p><text:span text:style-name="T10"><text:s/></text:span><text:span text:style-name="T10">#In order to save permanently the virtualenvwrapper environment</text:span></text:p><text:p><text:span text:style-name="T10"><text:s/></text:span><text:span text:style-name="T10">$ nano ~/.bashrc</text:span></text:p><text:p><text:span text:style-name="T10"><text:s/></text:span><text:span text:style-name="T10"># Write to the bottom of the file the following lines</text:span></text:p><text:p><text:span text:style-name="T10"><text:s/></text:span><text:span text:style-name="T10">$ export WORKON_HOME=~/.virtualenvs</text:span></text:p><text:p><text:span text:style-name="T10"><text:s/></text:span><text:span text:style-name="T10">$ source /usr/share/virtualenvwrapper/virtualenvwrapper.sh</text:span></text:p></draw:text-box></draw:frame></text:p>
      <text:p text:style-name="P8"/>
      <text:p text:style-name="P8"/>
      <text:p text:style-name="P8"/>
      <text:p text:style-name="P8"/>
      <text:p text:style-name="P7"/>
      <text:p text:style-name="P7"/>
      <text:h text:style-name="Heading_20_3" text:outline-level="3">Requerimientos Geonode</text:h>
      <text:p text:style-name="P9"><draw:frame text:anchor-type="paragraph" draw:z-index="16" draw:name="Forma4_10" draw:style-name="gr1" draw:text-style-name="P26" svg:width="6.5843in" svg:height="1.1177in" svg:x="0.1252in" svg:y="0.1327in"><draw:text-box><text:p><text:span text:style-name="T10"><text:s/></text:span><text:span text:style-name="T10">$ git clone https://github.com/UDannyf/geonode.git -b 3.3.x geonode</text:span></text:p><text:p><text:span text:style-name="T10"><text:s/></text:span><text:span text:style-name="T10"># Install the Python packages</text:span></text:p><text:p><text:span text:style-name="T10"><text:s/></text:span><text:span text:style-name="T10">$ cd geonode</text:span></text:p><text:p><text:span text:style-name="T10"><text:s/></text:span><text:span text:style-name="T10">$ pip install -r requirements.txt --upgrade --no-cache --no-cache-dir</text:span></text:p><text:p><text:span text:style-name="T10"><text:s/></text:span><text:span text:style-name="T10">$ pip install -e . --upgrade</text:span></text:p><text:p><text:span text:style-name="T10"><text:s/></text:span><text:span text:style-name="T10">$ pip install pygdal=="`gdal-config --version`.*"</text:span></text:p></draw:text-box></draw:frame><draw:frame text:anchor-type="paragraph" draw:z-index="17" draw:name="Forma4_11" draw:style-name="gr9" draw:text-style-name="P26" svg:width="6.5843in" svg:height="1.3039in" svg:x="0.1252in" svg:y="2.1016in"><draw:text-box><text:p><text:span text:style-name="T10"><text:s/></text:span><text:span text:style-name="T10"># Ubuntu 20.04 (focal) <text:s/>Postgis database Setup</text:span></text:p><text:p><text:span text:style-name="T10"><text:s/></text:span><text:span text:style-name="T10">$ sudo sh -c 'echo "deb http://apt.postgresql.org/pub/repos/apt/ `lsb_release -cs`-pgdg main" &gt;&gt; /etc/apt/sources.list.d/pgdg.list'</text:span></text:p><text:p><text:span text:style-name="T10"><text:s/></text:span><text:span text:style-name="T10">$ sudo wget --no-check-certificate --quiet -O - https://www.postgresql.org/media/keys/ACCC4CF8.asc | sudo apt-key add -</text:span></text:p><text:p><text:span text:style-name="T10"><text:s/></text:span><text:span text:style-name="T10">$ sudo apt update -y; sudo apt install -y postgresql-13 postgresql-13-postgis-3 postgresql-13-postgis-3-scripts postgresql-13 postgresql-client-13</text:span></text:p></draw:text-box></draw:frame></text:p>
      <text:p text:style-name="P9"/>
      <text:p text:style-name="P9"/>
      <text:p text:style-name="P7"/>
      <text:p text:style-name="P7"/>
      <text:p text:style-name="P7"/>
      <text:p text:style-name="P7"/>
      <text:p text:style-name="P7"/>
      <text:h text:style-name="Heading_20_3" text:outline-level="3">Instalar Postgres - Postgis</text:h>
      <text:p text:style-name="P7"/>
      <text:p text:style-name="P7"/>
      <text:p text:style-name="P7"/>
      <text:p text:style-name="P7"/>
      <text:p text:style-name="P7"/>
      <text:p text:style-name="P7"/>
      <text:p text:style-name="P7"/>
      <text:p text:style-name="P7"/>
      <text:p text:style-name="P7"><text:soft-page-break/></text:p>
      <text:h text:style-name="Heading_20_3" text:outline-level="3">Crear base datos y usuario</text:h>
      <text:p text:style-name="P10"><draw:frame text:anchor-type="paragraph" draw:z-index="18" draw:name="Forma4_13" draw:style-name="gr8" draw:text-style-name="P26" svg:width="6.5843in" svg:height="1.4898in" svg:x="0.1453in" svg:y="0.0791in"><draw:text-box><text:p><text:span text:style-name="T10"><text:s/></text:span><text:span text:style-name="T10">#create user to settings</text:span></text:p><text:p><text:span text:style-name="T10"><text:s/></text:span><text:span text:style-name="T10">$ sudo service postgresql start</text:span></text:p><text:p><text:span text:style-name="T10"><text:s/></text:span><text:span text:style-name="T10">$ sudo -u postgres createuser -P geonode</text:span></text:p><text:p><text:span text:style-name="T10"><text:s/></text:span><text:span text:style-name="T10"># Use the password: geonode</text:span></text:p><text:p><text:span text:style-name="T10"><text:s/></text:span><text:span text:style-name="T10">#Create database geonode and geonode_data with owner geonode</text:span></text:p><text:p><text:span text:style-name="T10"><text:s/></text:span><text:span text:style-name="T10">$ sudo -u postgres createdb -O geonode geonode</text:span></text:p><text:p><text:span text:style-name="T10"><text:s/></text:span><text:span text:style-name="T10">$ sudo -u postgres createdb -O geonode geonode_data</text:span></text:p><text:p><text:span text:style-name="T10"/></text:p></draw:text-box></draw:frame></text:p>
      <text:p text:style-name="P10"/>
      <text:p text:style-name="P10"/>
      <text:p text:style-name="P10"/>
      <text:p text:style-name="P10"/>
      <text:p text:style-name="P10"/>
      <text:p text:style-name="P10"/>
      <text:p text:style-name="P10"/>
      <text:p text:style-name="P10"/>
      <text:h text:style-name="P18" text:outline-level="3">Postgis Extensión</text:h>
      <text:p text:style-name="P11"/>
      <text:p text:style-name="P7"><draw:frame text:anchor-type="paragraph" draw:z-index="19" draw:name="Forma4_12" draw:style-name="gr7" draw:text-style-name="P26" svg:width="6.5843in" svg:height="3.165in" svg:x="0.1453in" svg:y="0.1193in"><draw:text-box><text:p><text:span text:style-name="T10"><text:s/></text:span><text:span text:style-name="T10">#Next let’s create PostGIS extensions</text:span></text:p><text:p><text:span text:style-name="T10"><text:s/></text:span><text:span text:style-name="T10">$ sudo -u postgres psql -d geonode -c 'CREATE EXTENSION postgis;'</text:span></text:p><text:p><text:span text:style-name="T10"><text:s/></text:span><text:span text:style-name="T10">$ sudo -u postgres psql -d geonode -c 'GRANT ALL ON geometry_columns TO PUBLIC;'</text:span></text:p><text:p><text:span text:style-name="T10"><text:s/></text:span><text:span text:style-name="T10">$ sudo -u postgres psql -d geonode -c 'GRANT ALL ON spatial_ref_sys TO PUBLIC;'</text:span></text:p><text:p><text:span text:style-name="T10"><text:s/></text:span><text:span text:style-name="T10">$ sudo -u postgres psql -d geonode -c 'GRANT ALL PRIVILEGES ON ALL TABLES IN SCHEMA public TO geonode;'</text:span></text:p><text:p><text:span text:style-name="T10"><text:s/></text:span><text:span text:style-name="T10">$ sudo -u postgres psql -d geonode -c 'GRANT ALL PRIVILEGES ON ALL SEQUENCES IN SCHEMA public TO geonode;'</text:span></text:p><text:p><text:span text:style-name="T10"/></text:p><text:p><text:span text:style-name="T10"><text:s/></text:span><text:span text:style-name="T10">$ sudo -u postgres psql -d geonode_data -c 'CREATE EXTENSION postgis;'</text:span></text:p><text:p><text:span text:style-name="T10"><text:s/></text:span><text:span text:style-name="T10">$ sudo -u postgres psql -d geonode_data -c 'GRANT ALL ON geometry_columns TO PUBLIC;'</text:span></text:p><text:p><text:span text:style-name="T10"><text:s/></text:span><text:span text:style-name="T10">$ sudo -u postgres psql -d geonode_data -c 'GRANT ALL ON spatial_ref_sys TO PUBLIC;'</text:span></text:p><text:p><text:span text:style-name="T10"><text:s/></text:span><text:span text:style-name="T10">$ sudo -u postgres psql -d geonode_data -c 'GRANT ALL PRIVILEGES ON ALL TABLES IN SCHEMA public TO geonode;'</text:span></text:p><text:p><text:span text:style-name="T10"><text:s/></text:span><text:span text:style-name="T10">$ sudo -u postgres psql -d geonode_data -c 'GRANT ALL PRIVILEGES ON ALL SEQUENCES IN SCHEMA public TO geonode;'</text:span></text:p><text:p><text:span text:style-name="T10"/></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Configurar pg_hba.conf</text:h>
      <text:p text:style-name="P11"/>
      <text:p text:style-name="P11"><draw:frame text:anchor-type="paragraph" draw:z-index="20" draw:name="Forma4_14" draw:style-name="gr6" draw:text-style-name="P26" svg:width="6.5843in" svg:height="2.7925in" svg:x="0.1453in" svg:y="0.0098in"><draw:text-box><text:p><text:span text:style-name="T10"><text:s/></text:span><text:span text:style-name="T10">$ sudo nano /etc/postgresql/13/main/pg_hba.conf</text:span></text:p><text:p><text:span text:style-name="T10"><text:s/></text:span><text:span text:style-name="T10"><text:tab/></text:span><text:span text:style-name="T10"># Database administrative login by Unix domain socket</text:span></text:p><text:p><text:span text:style-name="T10"><text:tab/></text:span><text:span text:style-name="T10"> </text:span><text:span text:style-name="T10">local <text:s text:c="2"/>all <text:s text:c="12"/>postgres <text:s text:c="31"/>trust</text:span></text:p><text:p><text:span text:style-name="T10"><text:tab/></text:span><text:span text:style-name="T10"># TYPE <text:s/>DATABASE <text:s text:c="7"/>USER <text:s text:c="11"/>ADDRESS <text:s text:c="16"/>METHOD</text:span></text:p><text:p><text:span text:style-name="T10"><text:tab/></text:span><text:span text:style-name="T10"># "local" is for Unix domain socket connections only</text:span></text:p><text:p><text:span text:style-name="T10"><text:tab/></text:span><text:span text:style-name="T10">local <text:s text:c="2"/>all <text:s text:c="12"/>all <text:s text:c="36"/>md5</text:span></text:p><text:p><text:span text:style-name="T10"><text:tab/></text:span><text:span text:style-name="T10"># IPv4 local connections:</text:span></text:p><text:p><text:span text:style-name="T10"><text:tab/></text:span><text:span text:style-name="T10">host <text:s text:c="3"/>all <text:s text:c="12"/>all <text:s text:c="12"/>127.0.0.1/32 <text:s text:c="11"/>md5</text:span></text:p><text:p><text:span text:style-name="T10"><text:tab/></text:span><text:span text:style-name="T10"># IPv6 local connections:</text:span></text:p><text:p><text:span text:style-name="T10"><text:tab/></text:span><text:span text:style-name="T10">host <text:s text:c="3"/>all <text:s text:c="12"/>all <text:s text:c="12"/>::1/128 <text:s text:c="16"/>md5</text:span></text:p><text:p><text:span text:style-name="T10"><text:tab/></text:span><text:span text:style-name="T10"># Allow replication connections from localhost, by a user with the</text:span></text:p><text:p><text:span text:style-name="T10"><text:tab/></text:span><text:span text:style-name="T10"># replication privilege.</text:span></text:p><text:p><text:span text:style-name="T10"><text:tab/></text:span><text:span text:style-name="T10">local <text:s text:c="2"/>replication <text:s text:c="4"/>all <text:s text:c="36"/>peer</text:span></text:p><text:p><text:span text:style-name="T10"><text:tab/></text:span><text:span text:style-name="T10">host <text:s text:c="3"/>replication <text:s text:c="4"/>all <text:s text:c="12"/>127.0.0.1/32 <text:s text:c="11"/>md5</text:span></text:p><text:p><text:span text:style-name="T10"><text:tab/></text:span><text:span text:style-name="T10">host <text:s text:c="3"/>replication <text:s text:c="4"/>all <text:s text:c="12"/>::1/128 <text:s text:c="16"/>md5</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h text:style-name="Heading_20_3" text:outline-level="3">Reiniciar y probar</text:h>
      <text:p text:style-name="P12"><draw:frame text:anchor-type="paragraph" draw:z-index="21" draw:name="Forma4_15" draw:style-name="gr5" draw:text-style-name="P26" svg:width="6.5843in" svg:height="2.4551in" svg:x="0.2283in" svg:y="0.1193in"><draw:text-box><text:p><text:span text:style-name="T10"><text:s/></text:span><text:span text:style-name="T10"># Restart PostgreSQL to make the change effective.</text:span></text:p><text:p><text:span text:style-name="T10"><text:s/></text:span><text:span text:style-name="T10">$ sudo service postgresql restart</text:span></text:p><text:p><text:span text:style-name="T10"><text:s/></text:span><text:span text:style-name="T10"># PostgreSQL is now ready. To test the configuration, try to connect to the geonode database as geonode role.</text:span></text:p><text:p><text:span text:style-name="T10"><text:s/></text:span><text:span text:style-name="T10">$ psql -U postgres geonode</text:span></text:p><text:p><text:span text:style-name="T10"><text:s/></text:span><text:span text:style-name="T10"># This should not ask for any password</text:span></text:p><text:p><text:span text:style-name="T10"><text:s/></text:span><text:span text:style-name="T10">$ psql -U geonode geonode</text:span></text:p><text:p><text:span text:style-name="T10"><text:s/></text:span><text:span text:style-name="T10"># This should ask for the password geonode</text:span></text:p><text:p><text:span text:style-name="T10"/></text:p><text:p><text:span text:style-name="T10"><text:s/></text:span><text:span text:style-name="T10"># Repeat the test with geonode_data DB</text:span></text:p><text:p><text:span text:style-name="T10"><text:s/></text:span><text:span text:style-name="T10">$ psql -U postgres geonode_data</text:span></text:p><text:p><text:span text:style-name="T10"><text:s/></text:span><text:span text:style-name="T10">$ psql -U geonode geonode_data</text:span></text:p></draw:text-box></draw:frame></text:p>
      <text:p text:style-name="P12"/>
      <text:p text:style-name="P12"/>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Instalar Nodejs</text:h>
      <text:p text:style-name="P7"><draw:frame text:anchor-type="paragraph" draw:z-index="23" draw:name="Forma4_17" draw:style-name="gr3" draw:text-style-name="P26" svg:width="6.5843in" svg:height="5.026in" svg:x="0.2283in" svg:y="1.2256in"><draw:text-box><text:p><text:span text:style-name="T10"><text:s/></text:span><text:span text:style-name="T10">$ cd /home/geonode/ <text:s/># or to the directory containing your cloned GeoNode</text:span></text:p><text:p><text:span text:style-name="T10"><text:s/></text:span><text:span text:style-name="T10">$ pip install -e geonode</text:span></text:p><text:p><text:span text:style-name="T10"><text:s/></text:span><text:span text:style-name="T10">$ cd geonode/geonode</text:span></text:p><text:p><text:span text:style-name="T10"><text:s/></text:span><text:span text:style-name="T10"># Copy </text:span><text:span text:style-name="T10"><text:a xlink:href="https://github.com/UDannyf/GeoProject.git" xlink:type="simple">https://github.com/UDannyf/GeoProject.git</text:a></text:span><text:span text:style-name="T10"><text:s/>local_setings.py to path OR</text:span></text:p><text:p><text:span text:style-name="T10"><text:s/></text:span><text:span text:style-name="T10">$ cp geonode/local_settings.py.geoserver.sample geonode/local_settings.py</text:span></text:p><text:p><text:span text:style-name="T10"><text:s/></text:span><text:span text:style-name="T10">$ nano geonode/local_settings.py</text:span></text:p><text:p><text:span text:style-name="T10"/></text:p><text:p><text:span text:style-name="T10">SITEURL = "http://localhost:8000/"</text:span></text:p><text:p><text:span text:style-name="T10">DATABASES = {</text:span></text:p><text:p><text:span text:style-name="T10">'default': {</text:span></text:p><text:p><text:span text:style-name="T10"><text:s text:c="4"/></text:span><text:span text:style-name="T10">'ENGINE': 'django.db.backends.postgresql_psycopg2',</text:span></text:p><text:p><text:span text:style-name="T10"><text:s text:c="4"/></text:span><text:span text:style-name="T10">'NAME': 'geonode',</text:span></text:p><text:p><text:span text:style-name="T10"><text:s text:c="4"/></text:span><text:span text:style-name="T10">'USER': 'geonode',</text:span></text:p><text:p><text:span text:style-name="T10"><text:s text:c="4"/></text:span><text:span text:style-name="T10">'PASSWORD': 'geonode',</text:span></text:p><text:p><text:span text:style-name="T10"><text:s text:c="3"/></text:span></text:p><text:p><text:span text:style-name="T10">'datastore' : {</text:span></text:p><text:p><text:span text:style-name="T10"><text:s text:c="4"/></text:span><text:span text:style-name="T10">'ENGINE': 'django.contrib.gis.db.backends.postgis',</text:span></text:p><text:p><text:span text:style-name="T10"><text:s text:c="4"/></text:span><text:span text:style-name="T10">'NAME': 'geonode_data',</text:span></text:p><text:p><text:span text:style-name="T10"><text:s text:c="4"/></text:span><text:span text:style-name="T10">'USER' : 'geonode',</text:span></text:p><text:p><text:span text:style-name="T10"><text:s text:c="4"/></text:span><text:span text:style-name="T10">'PASSWORD' : 'geonode',</text:span></text:p><text:p><text:span text:style-name="T10"><text:s text:c="4"/></text:span></text:p><text:p><text:span text:style-name="T10">CATALOGUE = {</text:span></text:p><text:p><text:span text:style-name="T10">'default': { <text:s text:c="3"/></text:span></text:p><text:p><text:span text:style-name="T10"><text:s text:c="4"/></text:span><text:span text:style-name="T10">'ENGINE': 'geonode.catalogue.backends.pycsw_local', <text:s text:c="3"/></text:span></text:p><text:p><text:span text:style-name="T10"><text:s text:c="4"/></text:span><text:span text:style-name="T10">'USER': 'admin',</text:span></text:p><text:p><text:span text:style-name="T10"><text:s text:c="4"/></text:span><text:span text:style-name="T10">'PASSWORD': 'admin',</text:span></text:p><text:p><text:span text:style-name="T10"><text:s text:c="4"/></text:span><text:span text:style-name="T10">}}</text:span></text:p></draw:text-box></draw:frame><draw:frame text:anchor-type="paragraph" draw:z-index="22" draw:name="Forma4_16" draw:style-name="gr4" draw:text-style-name="P26" svg:width="6.5843in" svg:height="0.5594in" svg:x="0.2283in" svg:y="0.0445in"><draw:text-box><text:p><text:span text:style-name="T10"><text:s/></text:span><text:span text:style-name="T10">$ sudo apt-get install nodejs npm </text:span></text:p><text:p><text:span text:style-name="T10"><text:s/></text:span><text:span text:style-name="T10">$ cd geonode/geonode/static</text:span></text:p><text:p><text:span text:style-name="T10"><text:s/></text:span><text:span text:style-name="T10">$ npm install --save-dev</text:span></text:p></draw:text-box></draw:frame></text:p>
      <text:p text:style-name="P7"/>
      <text:p text:style-name="P7"/>
      <text:p text:style-name="P7"/>
      <text:h text:style-name="P19" text:outline-level="3">Configurar Local_settings</text:h>
      <text:p text:style-name="P25"/>
      <text:p text:style-name="P2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text:soft-page-break/>Instalar Geoserver e iniciar Geonode</text:h>
      <text:p text:style-name="P7"><draw:frame text:anchor-type="paragraph" draw:z-index="24" draw:name="Forma4_19" draw:style-name="gr2" draw:text-style-name="P26" svg:width="6.5843in" svg:height="2.9787in" svg:x="0.2909in" svg:y="0.0693in"><draw:text-box><text:p><text:span text:style-name="T10"><text:s/></text:span><text:span text:style-name="T10">$ cd /home/geonode/geonode</text:span></text:p><text:p><text:span text:style-name="T10"/></text:p><text:p><text:span text:style-name="T10"><text:s/></text:span><text:span text:style-name="T10"># Make migrations to database <text:s/></text:span></text:p><text:p><text:span text:style-name="T10"><text:s/></text:span><text:span text:style-name="T10">$ DJANGO_SETTINGS_MODULE=geonode.local_settings python manage.py migrate</text:span></text:p><text:p><text:span text:style-name="T10"/></text:p><text:p><text:span text:style-name="T10"><text:s/></text:span><text:span text:style-name="T10"># Use paver </text:span></text:p><text:p><text:span text:style-name="T10"><text:s/></text:span><text:span text:style-name="T10">$ DJANGO_SETTINGS_MODULE=geonode.local_settings paver setup</text:span></text:p><text:p><text:span text:style-name="T10"><text:s/></text:span><text:span text:style-name="T10">$ DJANGO_SETTINGS_MODULE=geonode.local_settings paver sync</text:span></text:p><text:p><text:span text:style-name="T10"><text:s/></text:span><text:span text:style-name="T10">$ service apache2 stop</text:span></text:p><text:p><text:span text:style-name="T10"><text:s/></text:span><text:span text:style-name="T10">$ service tomcat7 stop</text:span></text:p><text:p><text:span text:style-name="T10"><text:s/></text:span><text:span text:style-name="T10"># To run geonode</text:span></text:p><text:p><text:span text:style-name="T10"><text:s/></text:span><text:span text:style-name="T10">$ DJANGO_SETTINGS_MODULE=geonode.local_settings paver start</text:span></text:p><text:p><text:span text:style-name="T10"><text:s/></text:span><text:span text:style-name="T10"># Veriffy http://localhost:8000</text:span></text:p><text:p><text:span text:style-name="T10"/></text:p><text:p><text:span text:style-name="T10"><text:s/></text:span><text:span text:style-name="T10"># To Stop geonode</text:span></text:p><text:p><text:span text:style-name="T10"><text:s/></text:span><text:span text:style-name="T10">$ DJANGO_SETTINGS_MODULE=geonode.local_settings paver stop</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Nodejs</text:h>
      <text:p text:style-name="P14"><draw:frame text:anchor-type="paragraph" draw:z-index="25" draw:name="Forma4_18" draw:style-name="gr1" draw:text-style-name="P26" svg:width="6.5843in" svg:height="1.1177in" svg:x="0.2909in" svg:y="0.7591in"><draw:text-box><text:p><text:span text:style-name="T10">Node.js v12.x:</text:span></text:p><text:p><text:span text:style-name="T10"/></text:p><text:p><text:span text:style-name="T10"><text:s/></text:span><text:span text:style-name="T10"># Using Ubuntu</text:span></text:p><text:p><text:span text:style-name="T10"><text:s/></text:span><text:span text:style-name="T10">$ curl -fsSL https://deb.nodesource.com/setup_12.x | sudo -E bash -</text:span></text:p><text:p><text:span text:style-name="T10"><text:s/></text:span><text:span text:style-name="T10">$ sudo apt-get install -y nodejs</text:span></text:p><text:p><text:span text:style-name="T10"/></text:p></draw:text-box></draw:frame>En caso de inconvenientes con la versión de nodejs, se recomienda para la versión de geonode nodejs v12</text:p>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3" text:outline-level="3">Recomendaciones</text:h>
      <text:list xml:id="list4211361234" text:style-name="L2">
        <text:list-item>
          <text:p text:style-name="P22">En el caso de trabajar con una aplicación adicional de django verificar las dependencias necesarias en el entrono virtual para evitar conflictos.</text:p>
        </text:list-item>
        <text:list-item>
          <text:p text:style-name="P22">Las configuraciones del local_settings en el caso de clonar del repositorio estas ya se encuentran disponibles.</text:p>
        </text:list-item>
        <text:list-item>
          <text:p text:style-name="P22">En caso de trabajar con una máquina virtual asignar un mínimo de 4GB de Ram y 30GB de disco para evitar conflictos.</text:p>
        </text:list-item>
        <text:list-item>
          <text:p text:style-name="P22">La versión de MapStore2 utilizada es la 3.3.X <text:span text:style-name="T8">q</text:span><text:span text:style-name="T9">u</text:span><text:span text:style-name="T8">e ha sido agregada a los requerimientos del proyecto requirements.txt</text:span>.</text:p>
        </text:list-item>
        <text:list-item>
          <text:p text:style-name="P23">Para agregar una aplicación adicional a geonode se recomienda revisar la documentación oficial, para este proyecto se agregó la aplicación “forest” que puede servir de guía para nuevas implementaciones.</text:p>
        </text:list-item>
      </text:list>
      <text:p text:style-name="P14"/>
      <text:p text:style-name="P7"/>
      <text:p text:style-name="P7"/>
      <text:p text:style-name="P7"/>
      <text:h text:style-name="Heading_20_1" text:outline-level="1"><text:soft-page-break/>Referencias</text:h>
      <text:p text:style-name="P16"><text:a xlink:type="simple" xlink:href="https://www.osgeo.org/" text:style-name="Internet_20_link" text:visited-style-name="Visited_20_Internet_20_Link">https://www.osgeo.org</text:a></text:p>
      <text:p text:style-name="P16"><text:a xlink:type="simple" xlink:href="https://geonode.org/" text:style-name="Internet_20_link" text:visited-style-name="Visited_20_Internet_20_Link">https://geonode.org/</text:a></text:p>
      <text:p text:style-name="P16"><text:a xlink:type="simple" xlink:href="https://github.com/GeoNode/geonode/" text:style-name="Internet_20_link" text:visited-style-name="Visited_20_Internet_20_Link">https://github.com/GeoNode/geonode/</text:a></text:p>
      <text:p text:style-name="P16"><text:a xlink:type="simple" xlink:href="https://docs.geonode.org/en/master/install/advanced/core/index.html#ubuntu-20-04lts" text:style-name="Internet_20_link" text:visited-style-name="Visited_20_Internet_20_Link">https://docs.geonode.org/en/master/install/advanced/core/index.html#ubuntu-20-04lts</text:a></text:p>
      <text:p text:style-name="P16"><text:a xlink:type="simple" xlink:href="https://master.demo.geonode.org/#/" text:style-name="Internet_20_link" text:visited-style-name="Visited_20_Internet_20_Link">https://master.demo.geonode.org/#/</text:a></text:p>
      <text:p text:style-name="P16"><text:a xlink:type="simple" xlink:href="https://github.com/UDannyf/geonode" text:style-name="Internet_20_link" text:visited-style-name="Visited_20_Internet_20_Link">https://github.com/UDannyf/geonode</text:a></text:p>
      <text:p text:style-name="P16"><text:a xlink:type="simple" xlink:href="https://github.com/GeoNode/geonode-mapstore-client" text:style-name="Internet_20_link" text:visited-style-name="Visited_20_Internet_20_Link">https://github.com/GeoNode/geonode-mapstore-client</text:a></text:p>
      <text:p text:style-name="P17"><text:a xlink:type="simple" xlink:href="https://training.geonode.geo-solutions.it/GN4/mapstore_client/006_ADVANCED_DEVELOPMENT.html" text:style-name="Internet_20_link" text:visited-style-name="Visited_20_Internet_20_Link">https://training.geonode.geo-solutions.it/GN4/mapstore_client/006_ADVANCED_DEVELOPMENT.html</text:a></text:p>
      <text:p text:style-name="P17"><text:a xlink:type="simple" xlink:href="https://mapstore.readthedocs.io/en/2020.02.xx/user-guide/annotations/" text:style-name="Internet_20_link" text:visited-style-name="Visited_20_Internet_20_Link">https://mapstore.readthedocs.io/en/2020.02.xx/user-guide/annotations/</text:a></text:p>
      <text:p text:style-name="P17"><text:a xlink:type="simple" xlink:href="https://mapstore.geosolutionsgroup.com/mapstore/docs/api/plugins#plugins.Annotations" text:style-name="Internet_20_link" text:visited-style-name="Visited_20_Internet_20_Link">https://mapstore.geosolutionsgroup.com/mapstore/docs/api/plugins#plugins.Annotations</text:a></text:p>
      <text:p text:style-name="P17"><text:a xlink:type="simple" xlink:href="https://mapstore.readthedocs.io/en/latest/developer-guide/developing-with-mapstore-2-intro/" text:style-name="Internet_20_link" text:visited-style-name="Visited_20_Internet_20_Link">https://mapstore.readthedocs.io/en/latest/developer-guide/developing-with-mapstore-2-intro/</text:a></text:p>
      <text:p text:style-name="P17"><text:a xlink:type="simple" xlink:href="https://www.geosolutionsgroup.com/" text:style-name="Internet_20_link" text:visited-style-name="Visited_20_Internet_20_Link">https://www.geosolutionsgroup.com/</text:a></text:p>
      <text:p text:style-name="P17"><text:a xlink:type="simple" xlink:href="https://www.geosolutionsgroup.com/technologies/geoserver/" text:style-name="Internet_20_link" text:visited-style-name="Visited_20_Internet_20_Link">https://www.geosolutionsgroup.com/technologies/geoserver/</text:a></text:p>
      <text:p text:style-name="P17"><text:a xlink:type="simple" xlink:href="https://www.geosolutionsgroup.com/technologies/mapstore/" text:style-name="Internet_20_link" text:visited-style-name="Visited_20_Internet_20_Link">https://www.geosolutionsgroup.com/technologies/mapstore/</text:a></text:p>
      <text:p text:style-name="P17"><text:a xlink:type="simple" xlink:href="https://www.geosolutionsgroup.com/technologies/geonode/" text:style-name="Internet_20_link" text:visited-style-name="Visited_20_Internet_20_Link">https://www.geosolutionsgroup.com/technologies/geonode/</text:a></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njaliOldLipi" svg:font-family="AnjaliOldLipi"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0T21:47:04.305214070</meta:creation-date>
    <dc:date>2022-03-22T11:21:20.334323437</dc:date>
    <meta:editing-duration>PT1H44M36S</meta:editing-duration>
    <meta:editing-cycles>28</meta:editing-cycles>
    <meta:generator>LibreOffice/6.4.7.2$Linux_X86_64 LibreOffice_project/40$Build-2</meta:generator>
    <meta:document-statistic meta:table-count="0" meta:image-count="0" meta:object-count="0" meta:page-count="7" meta:paragraph-count="49" meta:word-count="320" meta:character-count="2741" meta:non-whitespace-character-count="2478"/>
  </office:meta>
</office:document-meta>
</file>